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Standard" style:master-page-name="">
      <style:paragraph-properties fo:margin-left="0.3cm" fo:margin-right="0.3cm" fo:text-indent="0cm" style:auto-text-indent="false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.3cm" fo:margin-right="0.3cm" fo:text-align="start" style:justify-single-word="false" fo:text-indent="0cm" style:auto-text-indent="false" fo:background-color="#e6e6e6" fo:padding="0.049cm" fo:border="0.002cm solid #000000" style:shadow="none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.3cm" fo:margin-right="0.3cm" fo:text-indent="0cm" style:auto-text-indent="false" fo:background-color="#e6e6e6" fo:padding="0.049cm" fo:border="0.002cm solid #000000" style:shadow="none">
        <style:background-image/>
      </style:paragraph-properties>
      <style:text-properties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8" style:family="paragraph" style:parent-style-name="Standard">
      <style:paragraph-properties fo:margin-left="0.3cm" fo:margin-right="0.3cm" fo:text-align="start" style:justify-single-word="false" fo:text-indent="0cm" style:auto-text-indent="false" fo:background-color="#e6e6e6" fo:padding="0.049cm" fo:border="0.002cm solid #000000" style:shadow="none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.3cm" fo:margin-right="0.3cm" fo:text-align="start" style:justify-single-word="false" fo:text-indent="0cm" style:auto-text-indent="false" fo:background-color="#e6e6e6" fo:padding="0.049cm" fo:border="0.002cm solid #000000" style:shadow="none" style:text-autospace="none">
        <style:background-image/>
      </style:paragraph-properties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Heading_20_2"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.3cm" fo:margin-right="0.3cm" fo:text-indent="0cm" style:auto-text-indent="false" fo:background-color="#e6e6e6" fo:padding="0.049cm" fo:border="0.002cm solid #000000" style:shadow="none">
        <style:background-image/>
      </style:paragraph-properties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Text_20_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/>
    </style:style>
    <style:style style:name="T7" style:family="text">
      <style:text-properties fo:color="#008080"/>
    </style:style>
    <style:style style:name="T8" style:family="text">
      <style:text-properties fo:color="#3f7f7f"/>
    </style:style>
    <style:style style:name="T9" style:family="text">
      <style:text-properties fo:color="#7f007f"/>
    </style:style>
    <style:style style:name="T10" style:family="text">
      <style:text-properties fo:color="#2a00ff"/>
    </style:style>
    <style:style style:name="T11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12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>Configuring SPNEGO based SSO with Tomcat and Active Directory</text:title></text:p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2">1.Introduction<text:tab/>1</text:p>
          <text:p text:style-name="P2">2.Compilation<text:tab/>1</text:p>
          <text:p text:style-name="P2">3.Installation and Configuration<text:tab/>1</text:p>
          <text:p text:style-name="P3">1.General<text:tab/>1</text:p>
          <text:p text:style-name="P3">2.Writing Kerberos configuration<text:tab/>2</text:p>
          <text:p text:style-name="P3">3.Configuring a JAAS Login Module for Kerberos Authentication<text:tab/>2</text:p>
          <text:p text:style-name="P3">4.Configuring SpnegoRealm in Tomcat<text:tab/>2</text:p>
          <text:p text:style-name="P3">5.Configuring SpnegoValve in Tomcat<text:tab/>3</text:p>
        </text:index-body>
      </text:table-of-content>
      <text:p text:style-name="Standard"/>
      <text:list text:style-name="Numbering_20_1">
        <text:list-item>
          <text:h text:style-name="Heading_20_1" text:outline-level="1">Introduction</text:h>
        </text:list-item>
      </text:list>
      <text:p text:style-name="Text_20_body">Tomcat provides a low level http request interception mode much more general than servlet filters : <text:span text:style-name="T1">valves</text:span>. Such objects allows one to work on a http request before it reaches the servlet container. To enable automatic authentication, jaaslounge provides you a Valve that realizes the same job than jCifs-ext Authentication Filter, but at a more general level. With this valve, you can use the declarative security, at the application deployment descriptor level.</text:p>
      <text:p text:style-name="Text_20_body">However, simply using a valve do not allows you to check for roles. This is why we provide a custom realm, which works with Active Directory to obtain groups information associated with the user authenticated by the valve.</text:p>
      <text:list text:style-name="Numbering_20_1" text:continue-numbering="true">
        <text:list-item>
          <text:h text:style-name="Heading_20_1" text:outline-level="1">Compilation</text:h>
        </text:list-item>
      </text:list>
      <text:p text:style-name="Text_20_body">The SPNEGO based Valve and Realm provided consists in several classes. To compile these classes you need the following libraries :</text:p>
      <text:list text:style-name="L1">
        <text:list-item>
          <text:p text:style-name="P4">jCifs-ext : version 0.9.4</text:p>
        </text:list-item>
        <text:list-item>
          <text:p text:style-name="P4">jCifs : version 1.1.11 , later versions must not be used as jCifs-ext does not work with.</text:p>
        </text:list-item>
        <text:list-item>
          <text:p text:style-name="P4">catalina.jar : found in directory “server/lib” of tomcat installation</text:p>
        </text:list-item>
        <text:list-item>
          <text:p text:style-name="P4">servlet-api.jar : found in directory “common/lib” of tomcat installation</text:p>
        </text:list-item>
        <text:list-item>
          <text:p text:style-name="P4">commons-logging-api.jar : found in directory “bin” of tomcat installation</text:p>
        </text:list-item>
      </text:list>
      <text:list text:style-name="Numbering_20_1" text:continue-numbering="true">
        <text:list-item>
          <text:h text:style-name="Heading_20_1" text:outline-level="1">Installation and Configuration</text:h>
          <text:list>
            <text:list-item>
              <text:h text:style-name="Heading_20_2" text:outline-level="2">General</text:h>
            </text:list-item>
          </text:list>
        </text:list-item>
      </text:list>
      <text:p text:style-name="Text_20_body">First of all, ensure that your active directory is properly configured. Steps required to configure Active Directory are detailed in the document “AD_Spnego_Configuration”.</text:p>
      <text:p text:style-name="Text_20_body">Once you have generated a jar containing all the required classes (the package org.jaaslounge.sso.tomcat), copy it to the “server/lib” directory of your Tomcat installation. You then need to configure Tomcat.</text:p>
      <text:list text:style-name="Numbering_20_1" text:continue-numbering="true">
        <text:list-item>
          <text:list text:continue-numbering="true">
            <text:list-item>
              <text:h text:style-name="Heading_20_2" text:outline-level="2">Writing Kerberos configuration</text:h>
            </text:list-item>
          </text:list>
        </text:list-item>
      </text:list>
      <text:p text:style-name="Text_20_body">To make use of Kerberos, you need to write an configuration file. This file specifies settings like the Kerberos Realm, address of the server... Here is a sample of such a file, considering that our realm is named MY.DOMAIN.COM, and that our Active Directory server is named adserver.my.domain.com :</text:p>
      <text:p text:style-name="P5">[libdefaults]</text:p>
      <text:p text:style-name="P6">default_realm = MY.DOMAIN.COM</text:p>
      <text:p text:style-name="P6">default_tkt_enctypes = rc4-hmac des-cbc-md5 des-cbc-crc des3-cbc-sha1</text:p>
      <text:p text:style-name="P6">default_tgs_enctypes = rc4-hmac des-cbc-md5 des-cbc-crc des3-cbc-sha1</text:p>
      <text:p text:style-name="P6"/>
      <text:p text:style-name="P6">[realms]</text:p>
      <text:p text:style-name="P6"><text:s/>MY.DOMAIN.COM = {</text:p>
      <text:p text:style-name="P6"><text:s text:c="2"/>kdc = adserver.my.domain.com:88</text:p>
      <text:p text:style-name="P6"><text:s text:c="2"/>admin_server = adserver.my.domain.com</text:p>
      <text:p text:style-name="P6"><text:s text:c="2"/>default_domain = MY.DOMAIN.COM</text:p>
      <text:p text:style-name="P6"><text:s/>}</text:p>
      <text:p text:style-name="P6"/>
      <text:p text:style-name="P6">[domain_realm]</text:p>
      <text:p text:style-name="P6"><text:s/>.my.domain.com = MY.DOMAIN.COM</text:p>
      <text:p text:style-name="P6"><text:s/>MY.DOMAIN.COM = MY.DOMAIN.COM</text:p>
      <text:p text:style-name="Text_20_body"/>
      <text:p text:style-name="Text_20_body">Either save this file as C:\winnt\krb5.ini (on windows), or add an option in CATALINA_OPTS environment variable to point to krb5 configuration file; add the following entry to CATALINA_OPTS : <text:span text:style-name="T2">-Djava.security.krb5.conf=</text:span><text:span text:style-name="T3">path , </text:span><text:span text:style-name="T4">where “</text:span><text:span text:style-name="T3">path</text:span><text:span text:style-name="T4">” points to your Kerberos configuration file.</text:span></text:p>
      <text:list text:style-name="Numbering_20_1" text:continue-numbering="true">
        <text:list-item>
          <text:list text:continue-numbering="true">
            <text:list-item>
              <text:h text:style-name="Heading_20_2" text:outline-level="2">Configuring a JAAS Login Module for Kerberos Authentication</text:h>
            </text:list-item>
          </text:list>
        </text:list-item>
      </text:list>
      <text:p text:style-name="Text_20_body">By default, jCifs-ext comes with 2 pre-configured aliases to sun's Kerberos Login Modules : jcifs.spnego.initiate and jcifs.spnego.accept. There is no need to change these settings except when you use a Kerberos Login module different from sun's one. You can then specify the path to the login configuration by modifying the CATALINA_OPTS environment variable; add the following entry : -Djava.security.auth.login.config=<text:span text:style-name="T1">path</text:span><text:span text:style-name="T5">, where “</text:span><text:span text:style-name="T1">path</text:span><text:span text:style-name="T5">” points to your login configuration file.</text:span></text:p>
      <text:list text:style-name="Numbering_20_1" text:continue-numbering="true">
        <text:list-item>
          <text:list text:continue-numbering="true">
            <text:list-item>
              <text:h text:style-name="Heading_20_2" text:outline-level="2">Configuring SpnegoRealm in Tomcat</text:h>
            </text:list-item>
          </text:list>
        </text:list-item>
      </text:list>
      <text:p text:style-name="Text_20_body">Open the file <text:span text:style-name="T1">server.xml</text:span><text:span text:style-name="T5"> located in the directory “</text:span><text:span text:style-name="T1">conf</text:span><text:span text:style-name="T5">” of tomcat installation. Under the section “</text:span><text:span text:style-name="T1">Engine</text:span><text:span text:style-name="T5">”, add a “</text:span><text:span text:style-name="T1">Realm</text:span><text:span text:style-name="T5">” entry. Suppose that we work with an Active Directory server which dns is adserver.my.domain.com; and the active directory domain is MY.DOMAIN.COM. Then you will add the following lines in your configuration file :</text:span></text:p>
      <text:p text:style-name="P7"><text:span text:style-name="T6"><text:tab/></text:span><text:span text:style-name="T7">&lt;</text:span><text:span text:style-name="T8">Realm </text:span><text:span text:style-name="T9">className</text:span><text:span text:style-name="T6">=</text:span><text:span text:style-name="T10">"org.jaaslounge.sso.tomcat.spnego.SpnegoRealm"</text:span></text:p>
      <text:p text:style-name="P8"><text:span text:style-name="T10"><text:tab/><text:tab/></text:span><text:span text:style-name="T9">domainController</text:span><text:span text:style-name="T6">=</text:span><text:span text:style-name="T10">"adserver.my.domain.com"</text:span></text:p>
      <text:p text:style-name="P8"><text:span text:style-name="T10"><text:tab/><text:tab/></text:span><text:span text:style-name="T9">servicePrincipalName</text:span><text:span text:style-name="T6">=</text:span><text:span text:style-name="T10">"HTTP/webserver.my.domain.com"</text:span></text:p>
      <text:p text:style-name="P8"><text:span text:style-name="T10"><text:tab/><text:tab/></text:span><text:span text:style-name="T9">servicePassword</text:span><text:span text:style-name="T6">=</text:span><text:span text:style-name="T10">"mypassword"</text:span></text:p>
      <text:p text:style-name="P8"><text:span text:style-name="T10"><text:tab/><text:tab/></text:span><text:span text:style-name="T9">loginModule</text:span><text:span text:style-name="T6">=</text:span><text:span text:style-name="T10">"jcifs.spnego.accept"</text:span></text:p>
      <text:p text:style-name="P8"><text:span text:style-name="T10"><text:tab/><text:tab/></text:span><text:span text:style-name="T9">ldapSearchContext</text:span><text:span text:style-name="T6">=</text:span><text:span text:style-name="T10">"DC=my,DC=domain,DC=com"</text:span></text:p>
      <text:p text:style-name="P8"><text:span text:style-name="T10"><text:tab/><text:tab/></text:span><text:span text:style-name="T9">contextFactory</text:span><text:span text:style-name="T6">=</text:span><text:span text:style-name="T10">"com.sun.jndi.ldap.LdapCtxFactory"</text:span></text:p>
      <text:p text:style-name="P8"><text:span text:style-name="T10"><text:tab/><text:tab/></text:span><text:span text:style-name="T9">stripGroupNames</text:span><text:span text:style-name="T6">=</text:span><text:span text:style-name="T10">"true"</text:span></text:p>
      <text:p text:style-name="P9"><text:span text:style-name="T11"><text:tab/> </text:span><text:span text:style-name="T12">/&gt;</text:span></text:p>
      <text:p text:style-name="Text_20_body"><text:span text:style-name="T4"/></text:p>
      <text:p text:style-name="P10">The available options for SpnegoRealm are :</text:p>
      <text:list text:style-name="L2">
        <text:list-item>
          <text:p text:style-name="P11">domainController : address of the domain controller.</text:p>
        </text:list-item>
        <text:list-item>
          <text:p text:style-name="P11">servicePrincipalName : principal name identifying the service to allow tomcat to connect to active directory using Kerberos.</text:p>
        </text:list-item>
        <text:list-item>
          <text:p text:style-name="P11">servicePassword : password to be used with the principal name to allow tomcat to connect to active directory using Kerberos.</text:p>
        </text:list-item>
        <text:list-item>
          <text:p text:style-name="P11">loginModule : alias identifying the login module to use to connect to active directory using Kerberos (usually : jcifs.spnego.accept).</text:p>
        </text:list-item>
        <text:list-item>
          <text:p text:style-name="P11">ldapSearchContext : base distinguished name identifying the root context for ldap to search for groups and users.</text:p>
        </text:list-item>
        <text:list-item>
          <text:p text:style-name="P11">contextFactory : fully qualified name of factory class allowing to create the jndi initial context used for ldap search (usually : com.sun.jndi.ldap.LdapCtxFactory).</text:p>
        </text:list-item>
        <text:list-item>
          <text:p text:style-name="P11">stripGroupNames : boolean specifying if the groups obtained from Active Directory must be in short form (stripped) or long form (LDAP full name). For example, on the domain MY.DOMAIN.COM, a group placed in the organization unit “groups” and named “mygroup” will have :</text:p>
          <text:list>
            <text:list-item>
              <text:p text:style-name="P11">LDAP full name : <text:span text:style-name="T1">CN=mygroup, OU=groups, DC=my, DC=domain, DC=com</text:span></text:p>
            </text:list-item>
            <text:list-item>
              <text:p text:style-name="P11">stripped name : <text:span text:style-name="T1">mygroup</text:span></text:p>
            </text:list-item>
          </text:list>
        </text:list-item>
      </text:list>
      <text:list text:style-name="Numbering_20_1" text:continue-numbering="true">
        <text:list-item>
          <text:list text:continue-numbering="true">
            <text:list-item>
              <text:h text:style-name="P12" text:outline-level="2"><text:span text:style-name="T1">Configuring SpnegoValve in Tomcat</text:span></text:h>
            </text:list-item>
          </text:list>
        </text:list-item>
      </text:list>
      <text:p text:style-name="P10">Open the file <text:span text:style-name="T1">context.xml</text:span> located in the directory “<text:span text:style-name="T1">conf</text:span>” of tomcat installation. Under the section “<text:span text:style-name="T1">Context</text:span>”, add a “<text:span text:style-name="T1">Valve”</text:span> entry. Taking in account the same sample as in the previous point, you will add the following lines to the file :</text:p>
      <text:p text:style-name="P13"><text:span text:style-name="T7"><text:tab/>&lt;</text:span><text:span text:style-name="T8">Valve </text:span><text:span text:style-name="T9">className</text:span><text:span text:style-name="T6">=</text:span><text:span text:style-name="T10">"org.jaaslounge.sso.tomcat.spnego.SpnegoValve" </text:span></text:p>
      <text:p text:style-name="P8"><text:span text:style-name="T10"><text:tab/><text:tab/></text:span><text:span text:style-name="T9">domainController</text:span><text:span text:style-name="T6">=</text:span><text:span text:style-name="T10">"adserver.my.domain.com"</text:span></text:p>
      <text:p text:style-name="P8"><text:span text:style-name="T10"><text:tab/><text:tab/></text:span><text:span text:style-name="T9">domainName</text:span><text:span text:style-name="T6">=</text:span><text:span text:style-name="T10">"MY.DOMAIN.COM"</text:span></text:p>
      <text:p text:style-name="P9"><text:span text:style-name="T11"><text:tab/></text:span><text:span text:style-name="T12">/&gt;</text:span></text:p>
      <text:p text:style-name="P10"/>
      <text:p text:style-name="P10">The available options for SpnegoValve are :</text:p>
      <text:list text:style-name="L3">
        <text:list-item>
          <text:p text:style-name="P14">domainController : address of the domain controller.</text:p>
        </text:list-item>
        <text:list-item>
          <text:p text:style-name="P14"><text:span text:style-name="T5">domainName : name of the domai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.4cm" style:auto-text-indent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padding="0cm" fo:border-left="none" fo:border-right="none" fo:border-top="none" fo:border-bottom="0.002cm solid #000000" style:shadow="none" fo:keep-with-next="always"/>
      <style:text-properties style:font-name="Arial" fo:font-size="14pt" fo:font-weight="bold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default-outline-level="1">
      <style:paragraph-properties fo:text-align="start" style:justify-single-word="false" fo:padding="0cm" fo:border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 style:default-outline-level="2">
      <style:paragraph-properties fo:text-align="start" style:justify-single-word="false" fo:padding="0cm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fo:padding="0cm" fo:border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5.954cm" style:rel-column-width="61508*"/>
    </style:style>
    <style:style style:name="Tableau1.B" style:family="table-column">
      <style:table-column-properties style:column-width="1.044cm" style:rel-column-width="4027*"/>
    </style:style>
    <style:style style:name="P1" style:family="paragraph" style:parent-style-name="Table_20_Contents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1" table:style-name="Tableau1">
          <table:table-column table:style-name="Tableau1.A"/>
          <table:table-column table:style-name="Tableau1.B"/>
          <table:table-row>
            <table:table-cell office:value-type="string">
              <text:p text:style-name="Table_20_Contents"><text:title>Configuring SPNEGO based SSO with Tomcat and Active Directory</text:title></text:p>
            </table:table-cell>
            <table:table-cell office:value-type="string">
              <text:p text:style-name="P1"><text:page-number text:select-page="current">3</text:page-number>/<text:page-count>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Configuring SPNEGO based SSO with Tomcat and Active Directory</dc:title>
    <meta:initial-creator>Damien Brossard</meta:initial-creator>
    <meta:creation-date>2006-12-01T10:32:15</meta:creation-date>
    <dc:creator>Damien Brossard</dc:creator>
    <dc:date>2006-12-01T17:29:26</dc:date>
    <dc:language>en-US</dc:language>
    <meta:editing-cycles>63</meta:editing-cycles>
    <meta:editing-duration>PT6H50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74" meta:word-count="809" meta:character-count="5752"/>
  </office:meta>
</office:document-meta>
</file>